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0in" fo:margin-right="0in" fo:line-height="200%" fo:text-align="start" style:justify-single-word="false" fo:widows="1" fo:text-indent="0in" style:auto-text-indent="false"/>
      <style:text-properties fo:font-weight="normal" officeooo:rsid="002ba894" officeooo:paragraph-rsid="002c3fa7" style:font-weight-asian="normal" style:font-weight-complex="normal"/>
    </style:style>
    <style:style style:name="P2" style:family="paragraph" style:parent-style-name="Standard">
      <style:paragraph-properties fo:margin-left="0in" fo:margin-right="0in" fo:line-height="200%" fo:text-align="start" style:justify-single-word="false" fo:widows="1" fo:text-indent="0in" style:auto-text-indent="false"/>
      <style:text-properties fo:font-weight="normal" officeooo:rsid="00189609" officeooo:paragraph-rsid="0033e1f2" style:font-weight-asian="normal" style:font-weight-complex="normal"/>
    </style:style>
    <style:style style:name="P3" style:family="paragraph" style:parent-style-name="Standard">
      <style:paragraph-properties fo:margin-left="0in" fo:margin-right="0in" fo:line-height="200%" fo:text-align="start" style:justify-single-word="false" fo:widows="1" fo:text-indent="0in" style:auto-text-indent="false"/>
      <style:text-properties fo:font-weight="normal" officeooo:rsid="003a3c8d" officeooo:paragraph-rsid="003a3c8d" style:font-weight-asian="normal" style:font-weight-complex="normal"/>
    </style:style>
    <style:style style:name="P4" style:family="paragraph" style:parent-style-name="Standard">
      <style:paragraph-properties fo:margin-left="0in" fo:margin-right="0in" fo:margin-top="0.0835in" fo:margin-bottom="0in" style:contextual-spacing="false" fo:line-height="200%" fo:text-align="start" style:justify-single-word="false" fo:widows="1" fo:text-indent="0in" style:auto-text-indent="false" style:writing-mode="lr-tb"/>
      <style:text-properties style:font-name="Liberation Serif" fo:font-weight="normal" officeooo:rsid="00189609" officeooo:paragraph-rsid="003eca21" style:font-weight-asian="normal" style:font-weight-complex="normal"/>
    </style:style>
    <style:style style:name="P5" style:family="paragraph" style:parent-style-name="Text_20_body">
      <style:text-properties officeooo:paragraph-rsid="00233e28"/>
    </style:style>
    <style:style style:name="P6" style:family="paragraph" style:parent-style-name="Text_20_body">
      <style:text-properties officeooo:paragraph-rsid="0024fbcd"/>
    </style:style>
    <style:style style:name="P7" style:family="paragraph" style:parent-style-name="Text_20_body">
      <style:text-properties officeooo:paragraph-rsid="002a07d2"/>
    </style:style>
    <style:style style:name="P8" style:family="paragraph" style:parent-style-name="Text_20_body">
      <style:text-properties officeooo:paragraph-rsid="002c3fa7"/>
    </style:style>
    <style:style style:name="P9" style:family="paragraph" style:parent-style-name="Text_20_body">
      <style:paragraph-properties fo:line-height="100%"/>
      <style:text-properties style:font-name="Liberation Serif"/>
    </style:style>
    <style:style style:name="P10" style:family="paragraph" style:parent-style-name="Text_20_body">
      <style:paragraph-properties fo:line-height="100%"/>
      <style:text-properties style:font-name="Liberation Serif" officeooo:paragraph-rsid="001a9614"/>
    </style:style>
    <style:style style:name="P11" style:family="paragraph" style:parent-style-name="Text_20_body">
      <style:paragraph-properties fo:line-height="100%"/>
      <style:text-properties officeooo:paragraph-rsid="001a9614"/>
    </style:style>
    <style:style style:name="P12" style:family="paragraph" style:parent-style-name="Text_20_body">
      <style:paragraph-properties fo:margin-top="0in" fo:margin-bottom="0in" style:contextual-spacing="false" fo:line-height="120%" style:writing-mode="lr-tb"/>
    </style:style>
    <style:style style:name="P13" style:family="paragraph" style:parent-style-name="Text_20_body">
      <style:paragraph-properties fo:margin-top="0in" fo:margin-bottom="0in" style:contextual-spacing="false" fo:line-height="120%" style:writing-mode="lr-tb"/>
      <style:text-properties fo:color="#000000" style:font-name="Liberation Serif" fo:font-size="12pt" style:text-underline-style="none" fo:font-weight="normal" style:font-size-asian="12pt" style:font-weight-asian="normal" style:font-size-complex="12pt" style:font-weight-complex="normal"/>
    </style:style>
    <style:style style:name="P14" style:family="paragraph" style:parent-style-name="Text_20_body">
      <style:paragraph-properties fo:margin-top="0in" fo:margin-bottom="0in" style:contextual-spacing="false" fo:line-height="100%" fo:background-color="transparent">
        <style:background-image/>
      </style:paragraph-properties>
      <style:text-properties style:font-name="Liberation Serif" officeooo:rsid="00103f5d" officeooo:paragraph-rsid="00103f5d"/>
    </style:style>
    <style:style style:name="P15" style:family="paragraph" style:parent-style-name="Text_20_body">
      <style:paragraph-properties fo:margin-top="0in" fo:margin-bottom="0in" style:contextual-spacing="false" fo:line-height="100%" fo:background-color="transparent">
        <style:background-image/>
      </style:paragraph-properties>
      <style:text-properties style:font-name="Liberation Serif" officeooo:rsid="00120586" officeooo:paragraph-rsid="00120586"/>
    </style:style>
    <style:style style:name="P16" style:family="paragraph" style:parent-style-name="Text_20_body">
      <style:paragraph-properties fo:margin-top="0in" fo:margin-bottom="0in" style:contextual-spacing="false" fo:line-height="100%" fo:background-color="transparent">
        <style:background-image/>
      </style:paragraph-properties>
      <style:text-properties style:font-name="Liberation Serif" style:text-underline-style="none" fo:font-weight="normal" style:font-weight-asian="normal" style:font-weight-complex="normal"/>
    </style:style>
    <style:style style:name="P17" style:family="paragraph" style:parent-style-name="Text_20_body">
      <style:paragraph-properties fo:margin-top="0in" fo:margin-bottom="0in" style:contextual-spacing="false" fo:line-height="100%" fo:background-color="transparent">
        <style:background-image/>
      </style:paragraph-properties>
    </style:style>
    <style:style style:name="P18" style:family="paragraph" style:parent-style-name="Text_20_body">
      <style:paragraph-properties fo:margin-top="0in" fo:margin-bottom="0in" style:contextual-spacing="false" fo:line-height="100%" fo:background-color="transparent">
        <style:background-image/>
      </style:paragraph-properties>
      <style:text-properties fo:color="#000000" style:font-name="Liberation Serif" fo:font-size="12pt" style:text-underline-style="none" fo:font-weight="normal" fo:background-color="transparent" style:font-size-asian="12pt" style:font-weight-asian="normal" style:font-size-complex="12pt" style:font-weight-complex="normal"/>
    </style:style>
    <style:style style:name="P19" style:family="paragraph" style:parent-style-name="Text_20_body">
      <style:paragraph-properties fo:margin-top="0in" fo:margin-bottom="0in" style:contextual-spacing="false" fo:line-height="100%" fo:background-color="transparent">
        <style:background-image/>
      </style:paragraph-properties>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style:font-size-asian="12pt" style:font-weight-asian="normal" style:font-size-complex="12pt" style:font-weight-complex="normal"/>
    </style:style>
    <style:style style:name="P20" style:family="paragraph" style:parent-style-name="Text_20_body">
      <style:paragraph-properties fo:margin-top="0in" fo:margin-bottom="0in" style:contextual-spacing="false" fo:line-height="100%"/>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style:font-size-asian="12pt" style:font-weight-asian="normal" style:font-size-complex="12pt" style:font-weight-complex="normal"/>
    </style:style>
    <style:style style:name="P21" style:family="paragraph" style:parent-style-name="Text_20_body">
      <style:paragraph-properties fo:margin-top="0in" fo:margin-bottom="0in" style:contextual-spacing="false" fo:line-height="100%"/>
      <style:text-properties style:font-name="Liberation Serif"/>
    </style:style>
    <style:style style:name="P22" style:family="paragraph" style:parent-style-name="Text_20_body">
      <style:paragraph-properties fo:margin-top="0in" fo:margin-bottom="0in" style:contextual-spacing="false" fo:line-height="100%"/>
      <style:text-properties style:font-name="Liberation Serif" officeooo:rsid="001a9614" officeooo:paragraph-rsid="001a9614"/>
    </style:style>
    <style:style style:name="P23" style:family="paragraph" style:parent-style-name="Text_20_body">
      <style:paragraph-properties fo:margin-top="0in" fo:margin-bottom="0in" style:contextual-spacing="false" fo:line-height="100%"/>
      <style:text-properties style:font-name="Liberation Serif" fo:font-weight="bold" officeooo:rsid="001e737c" officeooo:paragraph-rsid="001e737c" style:font-weight-asian="bold" style:font-weight-complex="bold"/>
    </style:style>
    <style:style style:name="P24" style:family="paragraph" style:parent-style-name="Text_20_body">
      <style:paragraph-properties fo:line-height="100%" fo:background-color="transparent">
        <style:background-image/>
      </style:paragraph-properties>
      <style:text-properties fo:color="#000000" style:font-name="Liberation Serif" fo:font-size="12pt" style:text-underline-style="none" fo:font-weight="normal" fo:background-color="transparent" style:font-size-asian="12pt" style:font-weight-asian="normal" style:font-size-complex="12pt" style:font-weight-complex="normal"/>
    </style:style>
    <style:style style:name="P25" style:family="paragraph" style:parent-style-name="Text_20_body">
      <style:paragraph-properties fo:line-height="100%" fo:background-color="transparent">
        <style:background-image/>
      </style:paragraph-properties>
      <style:text-properties fo:color="#000000" style:font-name="Liberation Serif" fo:font-size="12pt" style:text-underline-style="none" officeooo:rsid="00120586" officeooo:paragraph-rsid="00120586" fo:background-color="transparent" style:font-size-asian="12pt" style:font-size-complex="12pt"/>
    </style:style>
    <style:style style:name="P26" style:family="paragraph" style:parent-style-name="Text_20_body">
      <style:paragraph-properties fo:line-height="100%" fo:background-color="transparent">
        <style:background-image/>
      </style:paragraph-properties>
      <style:text-properties fo:font-variant="normal" fo:text-transform="none" fo:color="#000000" style:text-line-through-style="none" style:text-line-through-type="none" style:font-name="Liberation Serif" fo:font-size="12pt" fo:font-style="normal" style:text-underline-style="none" fo:font-weight="normal" officeooo:rsid="00120586" officeooo:paragraph-rsid="00120586" style:text-blinking="false" fo:background-color="transparent" style:font-size-asian="12pt" style:font-weight-asian="normal" style:font-size-complex="12pt" style:font-weight-complex="normal"/>
    </style:style>
    <style:style style:name="P27" style:family="paragraph" style:parent-style-name="Text_20_body">
      <style:paragraph-properties fo:margin-top="0.0835in" fo:margin-bottom="0in" style:contextual-spacing="false" fo:line-height="120%" style:writing-mode="lr-tb"/>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style:font-size-asian="12pt" style:font-weight-asian="normal" style:font-size-complex="12pt" style:font-weight-complex="normal"/>
    </style:style>
    <style:style style:name="P28" style:family="paragraph" style:parent-style-name="Text_20_body">
      <style:paragraph-properties fo:margin-top="0.0835in" fo:margin-bottom="0in" style:contextual-spacing="false" fo:line-height="120%" style:writing-mode="lr-tb"/>
      <style:text-properties fo:font-variant="normal" fo:text-transform="none" fo:color="#000000" style:text-line-through-style="none" style:text-line-through-type="none" style:font-name="Liberation Serif" fo:font-size="12pt" fo:font-style="normal" style:text-underline-style="none" fo:font-weight="normal" officeooo:rsid="001f2aa1" officeooo:paragraph-rsid="001f2aa1" style:text-blinking="false" fo:background-color="transparent" style:font-size-asian="12pt" style:font-weight-asian="normal" style:font-size-complex="12pt" style:font-weight-complex="normal"/>
    </style:style>
    <style:style style:name="P29" style:family="paragraph" style:parent-style-name="Text_20_body">
      <style:paragraph-properties fo:margin-top="0.0835in" fo:margin-bottom="0in" style:contextual-spacing="false" fo:line-height="120%" style:writing-mode="lr-tb"/>
      <style:text-properties fo:font-variant="normal" fo:text-transform="none" fo:color="#000000" style:text-line-through-style="none" style:text-line-through-type="none" style:font-name="Liberation Serif" fo:font-size="12pt" fo:font-style="normal" style:text-underline-style="none" fo:font-weight="normal" officeooo:rsid="002d1ddb" officeooo:paragraph-rsid="002d1ddb" style:text-blinking="false" fo:background-color="transparent" style:font-size-asian="12pt" style:font-weight-asian="normal" style:font-size-complex="12pt" style:font-weight-complex="normal"/>
    </style:style>
    <style:style style:name="P30" style:family="paragraph" style:parent-style-name="Text_20_body">
      <style:paragraph-properties fo:margin-top="0.0835in" fo:margin-bottom="0in" style:contextual-spacing="false" fo:line-height="120%" style:writing-mode="lr-tb"/>
      <style:text-properties fo:font-variant="normal" fo:text-transform="none" fo:color="#000000" style:text-line-through-style="none" style:text-line-through-type="none" style:font-name="Liberation Serif" fo:font-size="12pt" fo:font-style="normal" style:text-underline-style="none" fo:font-weight="normal" officeooo:rsid="002ef725" officeooo:paragraph-rsid="002ef725" style:text-blinking="false" fo:background-color="transparent" style:font-size-asian="12pt" style:font-weight-asian="normal" style:font-size-complex="12pt" style:font-weight-complex="normal"/>
    </style:style>
    <style:style style:name="P31" style:family="paragraph" style:parent-style-name="Text_20_body">
      <style:paragraph-properties fo:margin-top="0.0835in" fo:margin-bottom="0in" style:contextual-spacing="false" fo:line-height="120%" style:writing-mode="lr-tb"/>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style:font-size-asian="12pt" style:font-size-complex="12pt"/>
    </style:style>
    <style:style style:name="P32" style:family="paragraph" style:parent-style-name="Text_20_body">
      <style:paragraph-properties fo:margin-top="0.0835in" fo:margin-bottom="0in" style:contextual-spacing="false" fo:line-height="120%" style:writing-mode="lr-tb"/>
    </style:style>
    <style:style style:name="P33" style:family="paragraph" style:parent-style-name="Text_20_body">
      <style:paragraph-properties fo:margin-top="0.0835in" fo:margin-bottom="0in" style:contextual-spacing="false" fo:line-height="120%" style:writing-mode="lr-tb"/>
      <style:text-properties fo:color="#000000" style:font-name="Liberation Serif" fo:font-size="12pt" fo:font-weight="normal" style:font-size-asian="12pt" style:font-weight-asian="normal" style:font-size-complex="12pt" style:font-weight-complex="normal"/>
    </style:style>
    <style:style style:name="P34" style:family="paragraph" style:parent-style-name="Text_20_body">
      <style:paragraph-properties fo:margin-top="0.0835in" fo:margin-bottom="0in" style:contextual-spacing="false" fo:line-height="120%" style:writing-mode="lr-tb"/>
      <style:text-properties style:font-name="Liberation Serif" officeooo:paragraph-rsid="001f2aa1"/>
    </style:style>
    <style:style style:name="P35" style:family="paragraph" style:parent-style-name="Text_20_body">
      <style:paragraph-properties fo:margin-top="0.0835in" fo:margin-bottom="0in" style:contextual-spacing="false" fo:line-height="120%" style:writing-mode="lr-tb"/>
      <style:text-properties style:font-name="Liberation Serif" fo:font-weight="bold" officeooo:rsid="0033e1f2" officeooo:paragraph-rsid="0033e1f2" style:font-weight-asian="bold" style:font-weight-complex="bold"/>
    </style:style>
    <style:style style:name="P36" style:family="paragraph" style:parent-style-name="Standard">
      <style:paragraph-properties fo:margin-left="0in" fo:margin-right="0in" fo:margin-top="0.0835in" fo:margin-bottom="0in" style:contextual-spacing="false" fo:line-height="200%" fo:text-align="start" style:justify-single-word="false" fo:widows="1" fo:text-indent="0in" style:auto-text-indent="false" style:writing-mode="lr-tb"/>
      <style:text-properties style:font-name="Liberation Serif" fo:font-weight="normal" officeooo:rsid="00354c5f" officeooo:paragraph-rsid="00354c5f" style:font-weight-asian="normal" style:font-weight-complex="normal"/>
    </style:style>
    <style:style style:name="P37" style:family="paragraph" style:parent-style-name="Standard">
      <style:paragraph-properties fo:margin-left="0in" fo:margin-right="0in" fo:margin-top="0.0835in" fo:margin-bottom="0in" style:contextual-spacing="false" fo:line-height="200%" fo:text-align="start" style:justify-single-word="false" fo:widows="1" fo:text-indent="0in" style:auto-text-indent="false" style:writing-mode="lr-tb"/>
      <style:text-properties style:font-name="Liberation Serif" fo:font-weight="normal" officeooo:rsid="004429ff" officeooo:paragraph-rsid="004429ff" style:font-weight-asian="normal" style:font-weight-complex="normal"/>
    </style:style>
    <style:style style:name="P38" style:family="paragraph" style:parent-style-name="Standard">
      <style:paragraph-properties fo:margin-left="0in" fo:margin-right="0in" fo:margin-top="0.0835in" fo:margin-bottom="0in" style:contextual-spacing="false" fo:line-height="200%" fo:text-align="start" style:justify-single-word="false" fo:widows="1" fo:text-indent="0in" style:auto-text-indent="false" style:writing-mode="lr-tb"/>
      <style:text-properties style:font-name="Liberation Serif" fo:font-weight="bold" officeooo:rsid="00408ddb" officeooo:paragraph-rsid="00408ddb" style:font-weight-asian="bold" style:font-weight-complex="bold"/>
    </style:style>
    <style:style style:name="P39" style:family="paragraph" style:parent-style-name="Standard">
      <style:paragraph-properties fo:margin-left="0in" fo:margin-right="0in" fo:margin-top="0.0835in" fo:margin-bottom="0in" style:contextual-spacing="false" fo:line-height="200%" fo:text-align="start" style:justify-single-word="false" fo:widows="1" fo:text-indent="0in" style:auto-text-indent="false" style:writing-mode="lr-tb"/>
      <style:text-properties style:font-name="Liberation Serif" fo:font-weight="bold" officeooo:rsid="0041f0b3" officeooo:paragraph-rsid="0041f0b3" style:font-weight-asian="bold" style:font-weight-complex="bold"/>
    </style:style>
    <style:style style:name="P40" style:family="paragraph" style:parent-style-name="Standard">
      <style:paragraph-properties fo:margin-left="0in" fo:margin-right="0in" fo:margin-top="0.0835in" fo:margin-bottom="0in" style:contextual-spacing="false" fo:line-height="200%" fo:text-align="start" style:justify-single-word="false" fo:widows="1" fo:text-indent="0in" style:auto-text-indent="false" style:writing-mode="lr-tb"/>
      <style:text-properties style:font-name="Liberation Serif" fo:font-weight="bold" officeooo:rsid="00439a1d" officeooo:paragraph-rsid="00439a1d" style:font-weight-asian="bold" style:font-weight-complex="bold"/>
    </style:style>
    <style:style style:name="P41" style:family="paragraph" style:parent-style-name="Standard">
      <style:paragraph-properties fo:margin-left="0in" fo:margin-right="0in" fo:margin-top="0.0835in" fo:margin-bottom="0in" style:contextual-spacing="false" fo:line-height="200%" fo:text-align="start" style:justify-single-word="false" fo:widows="1" fo:text-indent="0in" style:auto-text-indent="false" style:writing-mode="lr-tb"/>
      <style:text-properties style:font-name="Liberation Serif" fo:font-weight="bold" officeooo:rsid="004429ff" officeooo:paragraph-rsid="004429ff" style:font-weight-asian="bold" style:font-weight-complex="bold"/>
    </style:style>
    <style:style style:name="P42" style:family="paragraph" style:parent-style-name="Text_20_body">
      <style:paragraph-properties fo:margin-top="0in" fo:margin-bottom="0in" style:contextual-spacing="false" fo:line-height="100%"/>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style:font-size-asian="12pt" style:font-weight-asian="normal" style:font-size-complex="12pt" style:font-weight-complex="normal"/>
    </style:style>
    <style:style style:name="P43" style:family="paragraph" style:parent-style-name="Text_20_body">
      <style:paragraph-properties fo:margin-top="0in" fo:margin-bottom="0in" style:contextual-spacing="false" fo:line-height="100%"/>
      <style:text-properties fo:font-variant="normal" fo:text-transform="none" fo:color="#000000" style:text-line-through-style="none" style:text-line-through-type="none" style:font-name="Liberation Serif" fo:font-size="12pt" fo:font-style="normal" style:text-underline-style="none" fo:font-weight="normal" officeooo:rsid="001e737c" officeooo:paragraph-rsid="001e737c" style:text-blinking="false" fo:background-color="transparent" style:font-size-asian="12pt" style:font-weight-asian="normal" style:font-size-complex="12pt" style:font-weight-complex="normal"/>
    </style:style>
    <style:style style:name="P44" style:family="paragraph" style:parent-style-name="Text_20_body">
      <style:paragraph-properties fo:margin-top="0in" fo:margin-bottom="0in" style:contextual-spacing="false" fo:line-height="100%"/>
      <style:text-properties fo:font-variant="normal" fo:text-transform="none" fo:color="#000000" style:text-line-through-style="none" style:text-line-through-type="none" style:font-name="Liberation Serif" fo:font-size="12pt" fo:font-style="normal" style:text-underline-style="none" fo:font-weight="normal" officeooo:rsid="001ea5db" officeooo:paragraph-rsid="001ea5db" style:text-blinking="false" fo:background-color="transparent" style:font-size-asian="12pt" style:font-weight-asian="normal" style:font-size-complex="12pt" style:font-weight-complex="normal"/>
    </style:style>
    <style:style style:name="P45" style:family="paragraph" style:parent-style-name="Text_20_body">
      <style:paragraph-properties fo:margin-top="0in" fo:margin-bottom="0in" style:contextual-spacing="false" fo:line-height="120%" style:writing-mode="lr-tb"/>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style:font-size-asian="12pt" style:font-weight-asian="normal" style:font-size-complex="12pt" style:font-weight-complex="normal"/>
    </style:style>
    <style:style style:name="P46" style:family="paragraph" style:parent-style-name="Text_20_body">
      <style:paragraph-properties fo:line-height="100%"/>
      <style:text-properties fo:color="#000000" style:font-name="Liberation Serif" fo:font-size="12pt" fo:font-weight="normal" officeooo:rsid="001a9614" officeooo:paragraph-rsid="001a9614" style:font-size-asian="12pt" style:font-weight-asian="normal" style:font-size-complex="12pt" style:font-weight-complex="normal"/>
    </style:style>
    <style:style style:name="P47" style:family="paragraph" style:parent-style-name="Text_20_body">
      <style:text-properties officeooo:rsid="002229a4" officeooo:paragraph-rsid="00233e28"/>
    </style:style>
    <style:style style:name="P48" style:family="paragraph" style:parent-style-name="Text_20_body">
      <style:text-properties fo:font-weight="normal" officeooo:rsid="002a07d2" officeooo:paragraph-rsid="002a07d2" style:font-weight-asian="normal" style:font-weight-complex="normal"/>
    </style:style>
    <style:style style:name="P49" style:family="paragraph" style:parent-style-name="Text_20_body">
      <style:text-properties fo:font-weight="normal" officeooo:rsid="002c3fa7" officeooo:paragraph-rsid="002c3fa7" style:font-weight-asian="normal" style:font-weight-complex="normal"/>
    </style:style>
    <style:style style:name="P50" style:family="paragraph" style:parent-style-name="Text_20_body">
      <style:text-properties officeooo:rsid="002a07d2" officeooo:paragraph-rsid="002a07d2"/>
    </style:style>
    <style:style style:name="P51" style:family="paragraph" style:parent-style-name="Text_20_body">
      <style:text-properties officeooo:rsid="002a07d2" officeooo:paragraph-rsid="002c3fa7"/>
    </style:style>
    <style:style style:name="P52" style:family="paragraph" style:parent-style-name="Text_20_body">
      <style:paragraph-properties fo:line-height="100%"/>
      <style:text-properties style:font-name="Liberation Serif"/>
    </style:style>
    <style:style style:name="P53" style:family="paragraph" style:parent-style-name="Text_20_body">
      <style:paragraph-properties fo:line-height="100%"/>
      <style:text-properties style:font-name="Liberation Serif" officeooo:rsid="0046d347" officeooo:paragraph-rsid="0046d347"/>
    </style:style>
    <style:style style:name="P54" style:family="paragraph" style:parent-style-name="Text_20_body">
      <style:paragraph-properties fo:line-height="100%"/>
      <style:text-properties style:font-name="Liberation Serif" officeooo:rsid="0048beff" officeooo:paragraph-rsid="0048beff"/>
    </style:style>
    <style:style style:name="P55" style:family="paragraph" style:parent-style-name="Text_20_body">
      <style:paragraph-properties fo:line-height="100%"/>
      <style:text-properties style:font-name="Liberation Serif" fo:font-weight="bold" officeooo:rsid="004a08dd" officeooo:paragraph-rsid="004a08dd" style:font-weight-asian="bold" style:font-weight-complex="bold"/>
    </style:style>
    <style:style style:name="P56" style:family="paragraph" style:parent-style-name="Text_20_body">
      <style:paragraph-properties fo:line-height="100%"/>
      <style:text-properties style:font-name="Liberation Serif" fo:font-weight="bold" officeooo:rsid="004af384" officeooo:paragraph-rsid="004af384" style:font-weight-asian="bold" style:font-weight-complex="bold"/>
    </style:style>
    <style:style style:name="P57" style:family="paragraph" style:parent-style-name="Text_20_body">
      <style:paragraph-properties fo:line-height="100%"/>
      <style:text-properties style:font-name="Liberation Serif" fo:font-weight="bold" officeooo:rsid="004cbd52" officeooo:paragraph-rsid="004cbd52" style:font-weight-asian="bold" style:font-weight-complex="bold"/>
    </style:style>
    <style:style style:name="P58" style:family="paragraph" style:parent-style-name="Text_20_body">
      <style:paragraph-properties fo:line-height="100%"/>
      <style:text-properties style:font-name="Liberation Serif" fo:font-weight="bold" officeooo:rsid="0050c50e" officeooo:paragraph-rsid="004f9125" style:font-weight-asian="bold" style:font-weight-complex="bold"/>
    </style:style>
    <style:style style:name="P59" style:family="paragraph" style:parent-style-name="Text_20_body">
      <style:paragraph-properties fo:line-height="100%"/>
      <style:text-properties style:font-name="Liberation Serif" fo:font-weight="bold" officeooo:rsid="005121e8" officeooo:paragraph-rsid="005121e8" style:font-weight-asian="bold" style:font-weight-complex="bold"/>
    </style:style>
    <style:style style:name="P60" style:family="paragraph" style:parent-style-name="Text_20_body">
      <style:paragraph-properties fo:line-height="100%"/>
      <style:text-properties style:font-name="Liberation Serif" fo:font-weight="normal" officeooo:rsid="005271e2" officeooo:paragraph-rsid="005271e2" style:font-weight-asian="normal" style:font-weight-complex="normal"/>
    </style:style>
    <style:style style:name="P61" style:family="paragraph" style:parent-style-name="Text_20_body">
      <style:paragraph-properties fo:margin-top="0.0835in" fo:margin-bottom="0in" style:contextual-spacing="false" fo:line-height="120%" style:writing-mode="lr-tb"/>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style:font-size-asian="12pt" style:font-weight-asian="normal" style:font-size-complex="12pt" style:font-weight-complex="normal"/>
    </style:style>
    <style:style style:name="P62" style:family="paragraph" style:parent-style-name="Text_20_body">
      <style:paragraph-properties fo:margin-top="0.0835in" fo:margin-bottom="0in" style:contextual-spacing="false" fo:line-height="120%" style:writing-mode="lr-tb"/>
      <style:text-properties style:font-name="Liberation Serif" fo:font-weight="normal" officeooo:rsid="0033e1f2" officeooo:paragraph-rsid="0033e1f2" style:font-weight-asian="normal" style:font-weight-complex="normal"/>
    </style:style>
    <style:style style:name="T1" style:family="text">
      <style:text-properties fo:font-variant="normal" fo:text-transform="none" style:text-line-through-style="none" style:text-line-through-type="none" fo:font-style="normal" style:text-underline-style="none" style:text-blinking="false" fo:background-color="transparent" loext:char-shading-value="0"/>
    </style:style>
    <style:style style:name="T2" style:family="text">
      <style:text-properties fo:font-variant="normal" fo:text-transform="none" style:text-line-through-style="none" style:text-line-through-type="none" fo:font-style="normal" style:text-blinking="false"/>
    </style:style>
    <style:style style:name="T3" style:family="text">
      <style:text-properties fo:font-variant="normal" fo:text-transform="none" style:text-line-through-style="none" style:text-line-through-type="none" fo:font-style="normal" style:text-blinking="false" fo:background-color="transparent" loext:char-shading-value="0"/>
    </style:style>
    <style:style style:name="T4" style:family="text">
      <style:text-properties fo:font-variant="normal" fo:text-transform="none" style:text-line-through-style="none" style:text-line-through-type="none" fo:font-style="normal" fo:font-weight="normal" style:text-blinking="false"/>
    </style:style>
    <style:style style:name="T5" style:family="text">
      <style:text-properties fo:font-variant="normal" fo:text-transform="none" style:text-line-through-style="none" style:text-line-through-type="none" fo:font-style="normal" fo:font-weight="normal" officeooo:rsid="001245d1" style:text-blinking="false"/>
    </style:style>
    <style:style style:name="T6" style:family="text">
      <style:text-properties fo:font-variant="normal" fo:text-transform="none" style:text-line-through-style="none" style:text-line-through-type="none" fo:font-style="normal" fo:font-weight="normal" officeooo:rsid="0013ad1d" style:text-blinking="false"/>
    </style:style>
    <style:style style:name="T7" style:family="text">
      <style:text-properties fo:font-variant="normal" fo:text-transform="none" style:text-line-through-style="none" style:text-line-through-type="none" style:text-underline-style="none" style:text-blinking="false" fo:background-color="transparent" loext:char-shading-value="0"/>
    </style:style>
    <style:style style:name="T8" style:family="text">
      <style:text-properties fo:font-variant="normal" fo:text-transform="none" style:text-line-through-style="none" style:text-line-through-type="none" style:text-blinking="false"/>
    </style:style>
    <style:style style:name="T9" style:family="text">
      <style:text-properties fo:font-variant="normal" fo:text-transform="none" style:text-line-through-style="none" style:text-line-through-type="none" style:text-blinking="false" fo:background-color="transparent" loext:char-shading-value="0"/>
    </style:style>
    <style:style style:name="T10" style:family="text">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loext:char-shading-value="0" style:font-size-asian="12pt" style:font-size-complex="12pt"/>
    </style:style>
    <style:style style:name="T11" style:family="text">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loext:char-shading-value="0" style:font-size-asian="12pt" style:font-weight-asian="normal" style:font-size-complex="12pt" style:font-weight-complex="normal"/>
    </style:style>
    <style:style style:name="T12" style:family="text">
      <style:text-properties fo:font-variant="normal" fo:text-transform="none" fo:color="#000000" style:text-line-through-style="none" style:text-line-through-type="none" style:font-name="Liberation Serif" fo:font-size="12pt" fo:font-style="normal" style:text-underline-style="none" fo:font-weight="normal" officeooo:rsid="0024fbcd" style:text-blinking="false" fo:background-color="transparent" loext:char-shading-value="0" style:font-size-asian="12pt" style:font-weight-asian="normal" style:font-size-complex="12pt" style:font-weight-complex="normal"/>
    </style:style>
    <style:style style:name="T13" style:family="text">
      <style:text-properties fo:font-variant="normal" fo:text-transform="none" fo:color="#000000" style:text-line-through-style="none" style:text-line-through-type="none" style:font-name="Liberation Serif" fo:font-size="12pt" fo:font-style="normal" style:text-underline-style="none" fo:font-weight="normal" officeooo:rsid="00290b6b" style:text-blinking="false" fo:background-color="transparent" loext:char-shading-value="0" style:font-size-asian="12pt" style:font-weight-asian="normal" style:font-size-complex="12pt" style:font-weight-complex="normal"/>
    </style:style>
    <style:style style:name="T14" style:family="text">
      <style:text-properties fo:font-variant="normal" fo:text-transform="none" fo:color="#000000" style:text-line-through-style="none" style:text-line-through-type="none" style:font-name="Liberation Serif" fo:font-size="12pt" fo:font-style="normal" style:text-underline-style="none" fo:font-weight="normal" officeooo:rsid="0029c27f" style:text-blinking="false" fo:background-color="transparent" loext:char-shading-value="0" style:font-size-asian="12pt" style:font-weight-asian="normal" style:font-size-complex="12pt" style:font-weight-complex="normal"/>
    </style:style>
    <style:style style:name="T15" style:family="text">
      <style:text-properties fo:font-variant="normal" fo:text-transform="none" fo:color="#000000" style:text-line-through-style="none" style:text-line-through-type="none" style:font-name="Liberation Serif" fo:font-size="12pt" style:text-underline-style="none" fo:font-weight="normal" style:text-blinking="false" fo:background-color="transparent" loext:char-shading-value="0" style:font-size-asian="12pt" style:font-weight-asian="normal" style:font-size-complex="12pt" style:font-weight-complex="normal"/>
    </style:style>
    <style:style style:name="T16" style:family="text">
      <style:text-properties fo:font-variant="normal" fo:text-transform="none" fo:color="#000000" style:text-line-through-style="none" style:text-line-through-type="none" fo:font-size="12pt" style:text-underline-style="none" fo:font-weight="normal" style:text-blinking="false" fo:background-color="transparent" loext:char-shading-value="0" style:font-size-asian="12pt" style:font-weight-asian="normal" style:font-size-complex="12pt" style:font-weight-complex="normal"/>
    </style:style>
    <style:style style:name="T17" style:family="text">
      <style:text-properties fo:font-variant="normal" fo:text-transform="none" fo:color="#000000" style:text-line-through-style="none" style:text-line-through-type="none" fo:font-size="12pt" style:text-underline-style="none" fo:font-weight="normal" officeooo:rsid="001da151" style:text-blinking="false" fo:background-color="transparent" loext:char-shading-value="0" style:font-size-asian="12pt" style:font-weight-asian="normal" style:font-size-complex="12pt" style:font-weight-complex="normal"/>
    </style:style>
    <style:style style:name="T18" style:family="text">
      <style:text-properties fo:font-variant="normal" fo:text-transform="none" fo:color="#000000" style:text-line-through-style="none" style:text-line-through-type="none" fo:font-size="12pt" fo:font-style="normal" style:text-underline-style="none" fo:font-weight="normal" style:text-blinking="false" fo:background-color="transparent" loext:char-shading-value="0" style:font-size-asian="12pt" style:font-weight-asian="normal" style:font-size-complex="12pt" style:font-weight-complex="normal"/>
    </style:style>
    <style:style style:name="T19" style:family="text">
      <style:text-properties fo:font-variant="normal" fo:text-transform="none" fo:color="#000000" style:text-line-through-style="none" style:text-line-through-type="none" fo:font-size="12pt" fo:font-style="normal" style:text-underline-style="none" fo:font-weight="normal" officeooo:rsid="001da151" style:text-blinking="false" fo:background-color="transparent" loext:char-shading-value="0" style:font-size-asian="12pt" style:font-weight-asian="normal" style:font-size-complex="12pt" style:font-weight-complex="normal"/>
    </style:style>
    <style:style style:name="T20" style:family="text">
      <style:text-properties fo:font-variant="normal" fo:text-transform="none" fo:color="#000000" style:text-line-through-style="none" style:text-line-through-type="none" fo:font-size="12pt" fo:font-style="normal" style:text-underline-style="none" fo:font-weight="normal" officeooo:rsid="001bd360" style:text-blinking="false" fo:background-color="transparent" loext:char-shading-value="0" style:font-size-asian="12pt" style:font-weight-asian="normal" style:font-size-complex="12pt" style:font-weight-complex="normal"/>
    </style:style>
    <style:style style:name="T21" style:family="text">
      <style:text-properties fo:font-variant="normal" fo:text-transform="none" fo:color="#000000" style:text-line-through-style="none" style:text-line-through-type="none" fo:font-size="12pt" fo:font-style="normal" style:text-underline-style="none" style:text-blinking="false" fo:background-color="transparent" loext:char-shading-value="0" style:font-size-asian="12pt" style:font-size-complex="12pt"/>
    </style:style>
    <style:style style:name="T22" style:family="text">
      <style:text-properties fo:font-variant="normal" fo:text-transform="none" fo:color="#000000" style:text-line-through-style="none" style:text-line-through-type="none" fo:font-size="12pt" fo:font-style="normal" style:text-underline-style="none" officeooo:rsid="001bd360" style:text-blinking="false" fo:background-color="transparent" loext:char-shading-value="0" style:font-size-asian="12pt" style:font-size-complex="12pt"/>
    </style:style>
    <style:style style:name="T23" style:family="text">
      <style:text-properties fo:font-variant="normal" fo:text-transform="none" fo:color="#000000" style:text-line-through-style="none" style:text-line-through-type="none" fo:font-size="12pt" fo:font-style="normal" style:text-blinking="false" fo:background-color="transparent" loext:char-shading-value="0" style:font-size-asian="12pt" style:font-size-complex="12pt"/>
    </style:style>
    <style:style style:name="T24" style:family="text">
      <style:text-properties fo:font-variant="normal" fo:text-transform="none" fo:color="#000000" style:text-line-through-style="none" style:text-line-through-type="none" fo:font-size="12pt" fo:font-style="normal" officeooo:rsid="000e8988" style:text-blinking="false" fo:background-color="transparent" loext:char-shading-value="0" style:font-size-asian="12pt" style:font-size-complex="12pt"/>
    </style:style>
    <style:style style:name="T25" style:family="text">
      <style:text-properties fo:font-variant="normal" fo:text-transform="none" fo:color="#000000" style:text-line-through-style="none" style:text-line-through-type="none" fo:font-size="12pt" style:text-blinking="false" fo:background-color="transparent" loext:char-shading-value="0" style:font-size-asian="12pt" style:font-size-complex="12pt"/>
    </style:style>
    <style:style style:name="T26" style:family="text">
      <style:text-properties fo:font-variant="normal" fo:text-transform="none" fo:color="#000000" style:text-line-through-style="none" style:text-line-through-type="none" style:font-name="Arial" fo:font-size="11.25pt" fo:font-style="normal" style:text-underline-style="none" fo:font-weight="normal" style:text-blinking="false" fo:background-color="transparent" loext:char-shading-value="0" style:font-size-asian="12pt" style:font-weight-asian="normal" style:font-size-complex="12pt" style:font-weight-complex="normal"/>
    </style:style>
    <style:style style:name="T27" style:family="text">
      <style:text-properties fo:font-variant="normal" fo:text-transform="none" fo:color="#000000" style:text-line-through-style="none" style:text-line-through-type="none" style:font-name="Arial" fo:font-size="11.25pt" fo:font-style="normal" style:text-underline-style="none" fo:font-weight="normal" officeooo:rsid="0014df2c" style:text-blinking="false" fo:background-color="transparent" loext:char-shading-value="0" style:font-size-asian="12pt" style:font-weight-asian="normal" style:font-size-complex="12pt" style:font-weight-complex="normal"/>
    </style:style>
    <style:style style:name="T28" style:family="text">
      <style:text-properties fo:font-variant="normal" fo:text-transform="none" fo:color="#000000" style:text-line-through-style="none" style:text-line-through-type="none" style:font-name="Arial" fo:font-size="11.25pt" fo:font-style="normal" style:text-underline-style="none" fo:font-weight="normal" officeooo:rsid="001c7611" style:text-blinking="false" fo:background-color="transparent" loext:char-shading-value="0" style:font-size-asian="12pt" style:font-weight-asian="normal" style:font-size-complex="12pt" style:font-weight-complex="normal"/>
    </style:style>
    <style:style style:name="T29" style:family="text">
      <style:text-properties fo:font-variant="normal" fo:text-transform="none" fo:color="#000000" style:text-line-through-style="none" style:text-line-through-type="none" style:font-name="Arial" fo:font-size="11.25pt" fo:font-style="normal" style:text-underline-style="none" fo:font-weight="normal" officeooo:rsid="002b31b8" style:text-blinking="false" fo:background-color="transparent" loext:char-shading-value="0" style:font-size-asian="12pt" style:font-weight-asian="normal" style:font-size-complex="12pt" style:font-weight-complex="normal"/>
    </style:style>
    <style:style style:name="T30" style:family="text">
      <style:text-properties fo:font-variant="normal" fo:text-transform="none" fo:color="#000000" style:text-line-through-style="none" style:text-line-through-type="none" style:font-name="Arial" fo:font-size="11.25pt" fo:font-style="normal" style:text-underline-style="none" fo:font-weight="normal" officeooo:rsid="0040002d" style:text-blinking="false" fo:background-color="transparent" loext:char-shading-value="0" style:font-size-asian="12pt" style:font-weight-asian="normal" style:font-size-complex="12pt" style:font-weight-complex="normal"/>
    </style:style>
    <style:style style:name="T31" style:family="text">
      <style:text-properties fo:font-variant="normal" fo:text-transform="none" fo:color="#000000" style:text-line-through-style="none" style:text-line-through-type="none" style:font-name="Arial" fo:font-size="11.25pt" fo:font-style="normal" style:text-underline-style="none" fo:font-weight="normal" officeooo:rsid="004cdc66" style:text-blinking="false" fo:background-color="transparent" loext:char-shading-value="0" style:font-size-asian="12pt" style:font-weight-asian="normal" style:font-size-complex="12pt" style:font-weight-complex="normal"/>
    </style:style>
    <style:style style:name="T32" style:family="text">
      <style:text-properties fo:font-variant="normal" fo:text-transform="none" fo:color="#000000" style:text-line-through-style="none" style:text-line-through-type="none" style:font-name="Arial" fo:font-size="11.25pt" fo:font-style="normal" style:text-underline-style="none" fo:font-weight="normal" officeooo:rsid="004de2c0" style:text-blinking="false" fo:background-color="transparent" loext:char-shading-value="0" style:font-size-asian="12pt" style:font-weight-asian="normal" style:font-size-complex="12pt" style:font-weight-complex="normal"/>
    </style:style>
    <style:style style:name="T33" style:family="text">
      <style:text-properties fo:font-variant="normal" fo:text-transform="none" fo:color="#000000" style:text-line-through-style="none" style:text-line-through-type="none" style:font-name="Arial" fo:font-size="11.25pt" fo:font-style="normal" style:text-underline-style="none" fo:font-weight="normal" officeooo:rsid="0024e460" style:text-blinking="false" fo:background-color="transparent" loext:char-shading-value="0" style:font-size-asian="12pt" style:font-size-complex="12pt"/>
    </style:style>
    <style:style style:name="T34" style:family="text">
      <style:text-properties fo:font-variant="normal" fo:text-transform="none" fo:color="#000000" style:text-line-through-style="none" style:text-line-through-type="none" style:font-name="Arial" fo:font-size="11.25pt" fo:font-style="normal" style:text-underline-style="none" style:text-blinking="false" fo:background-color="transparent" loext:char-shading-value="0" style:font-size-asian="12pt" style:font-size-complex="12pt"/>
    </style:style>
    <style:style style:name="T35" style:family="text">
      <style:text-properties fo:font-variant="normal" fo:text-transform="none" fo:color="#000000" style:text-line-through-style="none" style:text-line-through-type="none" style:font-name="Arial" fo:font-size="11.25pt" fo:font-style="normal" style:text-underline-style="none" officeooo:rsid="004cdc66" style:text-blinking="false" fo:background-color="transparent" loext:char-shading-value="0" style:font-size-asian="12pt" style:font-size-complex="12pt"/>
    </style:style>
    <style:style style:name="T36" style:family="text">
      <style:text-properties fo:font-weight="normal" style:font-weight-asian="normal" style:font-weight-complex="normal"/>
    </style:style>
    <style:style style:name="T37" style:family="text">
      <style:text-properties fo:font-weight="normal" officeooo:rsid="0024fbcd" style:font-weight-asian="normal" style:font-weight-complex="normal"/>
    </style:style>
    <style:style style:name="T38" style:family="text">
      <style:text-properties fo:font-weight="normal" officeooo:rsid="002a07d2" style:font-weight-asian="normal" style:font-weight-complex="normal"/>
    </style:style>
    <style:style style:name="T39" style:family="text">
      <style:text-properties fo:font-weight="normal" officeooo:rsid="002c3fa7" style:font-weight-asian="normal" style:font-weight-complex="normal"/>
    </style:style>
    <style:style style:name="T40" style:family="text">
      <style:text-properties fo:font-weight="normal" officeooo:rsid="0046d347" style:font-weight-asian="normal" style:font-weight-complex="normal"/>
    </style:style>
    <style:style style:name="T41" style:family="text">
      <style:text-properties fo:font-weight="bold" style:font-weight-asian="bold" style:font-weight-complex="bold"/>
    </style:style>
    <style:style style:name="T42" style:family="text">
      <style:text-properties fo:font-weight="bold" officeooo:rsid="00172577" style:font-weight-asian="bold" style:font-weight-complex="bold"/>
    </style:style>
    <style:style style:name="T43" style:family="text">
      <style:text-properties fo:font-weight="bold" officeooo:rsid="001a9614" style:font-weight-asian="bold" style:font-weight-complex="bold"/>
    </style:style>
    <style:style style:name="T44" style:family="text">
      <style:text-properties fo:font-weight="bold" officeooo:rsid="0021c299" style:font-weight-asian="bold" style:font-weight-complex="bold"/>
    </style:style>
    <style:style style:name="T45" style:family="text">
      <style:text-properties fo:font-weight="bold" officeooo:rsid="00233e28" style:font-weight-asian="bold" style:font-weight-complex="bold"/>
    </style:style>
    <style:style style:name="T46" style:family="text">
      <style:text-properties fo:font-weight="bold" officeooo:rsid="0024fbcd" style:font-weight-asian="bold" style:font-weight-complex="bold"/>
    </style:style>
    <style:style style:name="T47" style:family="text">
      <style:text-properties fo:font-weight="bold" officeooo:rsid="002a07d2" style:font-weight-asian="bold" style:font-weight-complex="bold"/>
    </style:style>
    <style:style style:name="T48" style:family="text">
      <style:text-properties fo:font-weight="bold" officeooo:rsid="002c3fa7" style:font-weight-asian="bold" style:font-weight-complex="bold"/>
    </style:style>
    <style:style style:name="T49" style:family="text">
      <style:text-properties fo:font-weight="bold" officeooo:rsid="0046d347" style:font-weight-asian="bold" style:font-weight-complex="bold"/>
    </style:style>
    <style:style style:name="T50" style:family="text">
      <style:text-properties fo:color="#000000" style:font-name="Liberation Serif" fo:font-size="12pt" style:text-underline-style="none" fo:font-weight="normal" officeooo:rsid="00267301" style:font-size-asian="12pt" style:font-weight-asian="normal" style:font-size-complex="12pt" style:font-weight-complex="normal"/>
    </style:style>
    <style:style style:name="T51" style:family="text">
      <style:text-properties fo:color="#000000" style:font-name="Liberation Serif" fo:font-size="12pt" style:text-underline-style="none" fo:font-weight="normal" officeooo:rsid="0028346a" style:font-size-asian="12pt" style:font-weight-asian="normal" style:font-size-complex="12pt" style:font-weight-complex="normal"/>
    </style:style>
    <style:style style:name="T52" style:family="text">
      <style:text-properties officeooo:rsid="00172577"/>
    </style:style>
    <style:style style:name="T53" style:family="text">
      <style:text-properties officeooo:rsid="00187675"/>
    </style:style>
    <style:style style:name="T54" style:family="text">
      <style:text-properties officeooo:rsid="001a9614"/>
    </style:style>
    <style:style style:name="T55" style:family="text">
      <style:text-properties officeooo:rsid="001f2aa1"/>
    </style:style>
    <style:style style:name="T56" style:family="text">
      <style:text-properties officeooo:rsid="0020ec64"/>
    </style:style>
    <style:style style:name="T57" style:family="text">
      <style:text-properties officeooo:rsid="00233e28"/>
    </style:style>
    <style:style style:name="T58" style:family="text">
      <style:text-properties officeooo:rsid="00248e2d"/>
    </style:style>
    <style:style style:name="T59" style:family="text">
      <style:text-properties officeooo:rsid="002c3fa7"/>
    </style:style>
    <style:style style:name="T60" style:family="text">
      <style:text-properties officeooo:rsid="0030f4eb"/>
    </style:style>
    <style:style style:name="T61" style:family="text">
      <style:text-properties officeooo:rsid="00328131"/>
    </style:style>
    <style:style style:name="T62" style:family="text">
      <style:text-properties officeooo:rsid="0036bad1"/>
    </style:style>
    <style:style style:name="T63" style:family="text">
      <style:text-properties officeooo:rsid="003c0cc8"/>
    </style:style>
    <style:style style:name="T64" style:family="text">
      <style:text-properties officeooo:rsid="003dac5b"/>
    </style:style>
    <style:style style:name="T65" style:family="text">
      <style:text-properties officeooo:rsid="004537df"/>
    </style:style>
    <style:style style:name="T66" style:family="text">
      <style:text-properties officeooo:rsid="0053008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span text:style-name="T41">Use Case 1</text:span>: What other stocks were mentioned with a specific stock?</text:p>
      <text:p text:style-name="P15">SQL:</text:p>
      <text:p text:style-name="P17"><text:bookmark text:name="docs-internal-guid-058eb23b-0c8b-69eb-1786-d4959a1c7ec6"/><text:a xlink:type="simple" xlink:href="http://54.88.34.236/phpmyadmin/url.php?url=http%3A%2F%2Fdev.mysql.com%2Fdoc%2Frefman%2F5.5%2Fen%2Fselect.html&amp;token=5349decb914f98dc9f0b2f19a5285fea"><text:span text:style-name="T11">SELECT</text:span></text:a><text:span text:style-name="T15"> </text:span><text:span text:style-name="T11">*</text:span><text:span text:style-name="T15"> </text:span></text:p>
      <text:p text:style-name="P18"><text:span text:style-name="T2">FROM</text:span><text:span text:style-name="T8"> </text:span><text:span text:style-name="T2">SM_Stock</text:span></text:p>
      <text:p text:style-name="P18"><text:span text:style-name="T2">WHERE</text:span><text:span text:style-name="T8"> </text:span><text:span text:style-name="T2">ticker</text:span></text:p>
      <text:p text:style-name="P17"><text:a xlink:type="simple" xlink:href="http://54.88.34.236/phpmyadmin/url.php?url=http%3A%2F%2Fdev.mysql.com%2Fdoc%2Frefman%2F5.5%2Fen%2Fcomparison-operators.html%23function_in&amp;token=5349decb914f98dc9f0b2f19a5285fea"><text:span text:style-name="T11">IN</text:span></text:a><text:span text:style-name="T15"> </text:span><text:span text:style-name="T11">(</text:span></text:p>
      <text:p text:style-name="P24"/>
      <text:p text:style-name="P17"><text:a xlink:type="simple" xlink:href="http://54.88.34.236/phpmyadmin/url.php?url=http%3A%2F%2Fdev.mysql.com%2Fdoc%2Frefman%2F5.5%2Fen%2Fselect.html&amp;token=5349decb914f98dc9f0b2f19a5285fea"><text:span text:style-name="T11">SELECT</text:span></text:a><text:span text:style-name="T15"> </text:span><text:span text:style-name="T11">ticker</text:span></text:p>
      <text:p text:style-name="P18"><text:span text:style-name="T2">FROM</text:span><text:span text:style-name="T8"> </text:span><text:span text:style-name="T2">SM_TweetStocks_Mapping</text:span></text:p>
      <text:p text:style-name="P18"><text:span text:style-name="T2">WHERE</text:span><text:span text:style-name="T8"> </text:span><text:span text:style-name="T2">tweetid</text:span></text:p>
      <text:p text:style-name="P17"><text:a xlink:type="simple" xlink:href="http://54.88.34.236/phpmyadmin/url.php?url=http%3A%2F%2Fdev.mysql.com%2Fdoc%2Frefman%2F5.5%2Fen%2Fcomparison-operators.html%23function_in&amp;token=5349decb914f98dc9f0b2f19a5285fea"><text:span text:style-name="T11">IN</text:span></text:a><text:span text:style-name="T15"> </text:span><text:span text:style-name="T11">(</text:span></text:p>
      <text:p text:style-name="P24"/>
      <text:p text:style-name="P17"><text:a xlink:type="simple" xlink:href="http://54.88.34.236/phpmyadmin/url.php?url=http%3A%2F%2Fdev.mysql.com%2Fdoc%2Frefman%2F5.5%2Fen%2Fselect.html&amp;token=5349decb914f98dc9f0b2f19a5285fea"><text:span text:style-name="T11">SELECT</text:span></text:a><text:span text:style-name="T15"> </text:span><text:span text:style-name="T11">tweetid</text:span></text:p>
      <text:p text:style-name="P18"><text:span text:style-name="T2">FROM</text:span><text:span text:style-name="T8"> </text:span><text:span text:style-name="T2">SM_TweetStocks_Mapping</text:span></text:p>
      <text:p text:style-name="P16"><text:span text:style-name="T23">WHERE</text:span><text:span text:style-name="T25"> </text:span><text:span text:style-name="T23">ticker </text:span><text:span text:style-name="T24">=</text:span><text:span text:style-name="T25"> </text:span><text:span text:style-name="T23">'</text:span><text:span text:style-name="T24">To_Query</text:span><text:span text:style-name="T23">'</text:span></text:p>
      <text:p text:style-name="P19">)</text:p>
      <text:p text:style-name="P19">)</text:p>
      <text:p text:style-name="P24"><text:span text:style-name="T2">LIMIT</text:span><text:span text:style-name="T8"> </text:span><text:span text:style-name="T2">0</text:span><text:span text:style-name="T8"> </text:span><text:span text:style-name="T2">,</text:span><text:span text:style-name="T8"> </text:span><text:span text:style-name="T2">30</text:span></text:p>
      <text:p text:style-name="P25"><text:span text:style-name="T4">Description: </text:span><text:span text:style-name="T5">This </text:span><text:span text:style-name="T6">query</text:span><text:span text:style-name="T5"> returns a table with all of the information about an SM_Stock that was mentioned at least once with the SM_Stock with the ticker 'To_Querry'. </text:span><text:span text:style-name="T6">The table is not sorted.</text:span></text:p>
      <text:p text:style-name="P25"/>
      <text:p text:style-name="P26"><text:bookmark text:name="docs-internal-guid-058eb240-0cfc-8aa0-eca0-74965a5d8d5d"/><text:span text:style-name="T42">Use Case 2</text:span><text:span text:style-name="T52">: </text:span>For a stock that was tweeted about, what else was mentioned in the tweet?</text:p>
      <text:p text:style-name="P20">SQL:</text:p>
      <text:p text:style-name="P20">SELECT tag, COUNT(tag) as Frequency</text:p>
      <text:p text:style-name="P20">FROM SM_TweetTags_Mapping</text:p>
      <text:p text:style-name="P20">INNER JOIN SM_TweetStocks_Mapping ON SM_TweetTags_Mapping.tweetid = SM_TweetStocks_Mapping.tweetid</text:p>
      <text:p text:style-name="P20">WHERE ticker = '<text:span text:style-name="T53">To_Query</text:span>'</text:p>
      <text:p text:style-name="P20">GROUP BY tag</text:p>
      <text:p text:style-name="P20">ORDER BY COUNT(tag) DESC</text:p>
      <text:p text:style-name="P20">LIMIT 0 , 30</text:p>
      <text:p text:style-name="P9"/>
      <text:p text:style-name="P9"><text:span text:style-name="T52">Description: This query returns all of the tags associated with the stock with symbol 'To_Query' and also returns the number of times each tag appeared in all of the associated tweets (Frequency).</text:span><text:line-break/></text:p>
      <text:p text:style-name="P26"><text:span text:style-name="T43">Use Case 3</text:span><text:span text:style-name="T54">:</text:span> By whom was a stock mentioned?</text:p>
      <text:p text:style-name="P46">SQL:</text:p>
      <text:p text:style-name="P11"><text:a xlink:type="simple" xlink:href="http://54.88.34.236/phpmyadmin/url.php?url=http%3A%2F%2Fdev.mysql.com%2Fdoc%2Frefman%2F5.5%2Fen%2Fselect.html&amp;token=12dc90dce97290c6464ca27ca10f5500"><text:span text:style-name="T11">SELECT</text:span></text:a><text:span text:style-name="T15"> </text:span><text:span text:style-name="T11">DISTINCT screen_name</text:span></text:p>
      <text:p text:style-name="P10"><text:span text:style-name="T18">FROM</text:span><text:span text:style-name="T16"> </text:span><text:span text:style-name="T18">SM_tickertweetuser</text:span></text:p>
      <text:p text:style-name="P21"><text:span text:style-name="T18">WHERE</text:span><text:span text:style-name="T16"> </text:span><text:span text:style-name="T18">ticker </text:span><text:span text:style-name="T19">=</text:span><text:span text:style-name="T16"> </text:span><text:span text:style-name="T17">'to_query</text:span><text:span text:style-name="T18">'</text:span></text:p>
      <text:p text:style-name="P21"/>
      <text:p text:style-name="P22"><text:span text:style-name="T18">Description: </text:span><text:span text:style-name="T20">This query returns all of the screen names of twitter users who have mentioned the security with symbol 'to_query' at least once.</text:span></text:p>
      <text:p text:style-name="P23"><text:soft-page-break/><text:span text:style-name="T22">U</text:span><text:span text:style-name="T21">se Case 4: </text:span><text:span text:style-name="T18"><text:s/>What is the current average earnings per share estimate for the current year associated with a tag?</text:span></text:p>
      <text:p text:style-name="P43"/>
      <text:p text:style-name="P44">SQL:</text:p>
      <text:p text:style-name="P27">SELECT * </text:p>
      <text:p text:style-name="P27">FROM `SM_CurrentYearEstimatedEPSPerTagView` </text:p>
      <text:p text:style-name="P27">WHERE tag='<text:span text:style-name="T55">to_query</text:span>'</text:p>
      <text:p text:style-name="P27"/>
      <text:p text:style-name="P28">Description: Returns the tag 'to_query' and the average current year estimated earnings per share as of the most recent refresh date of all securities mentioned with this tag. <text:span text:style-name="T56">See the documentation for the table (SM_CurrentYearEsimatedEPSPerTagView) in addition to the SQL used to create the view, both of which are located in 'tables.sql'.</text:span></text:p>
      <text:p text:style-name="P28"/>
      <text:p text:style-name="P28"><text:span text:style-name="T44">Use Case 5:</text:span> Which users tweet about the stocks with the highest current estimated earnings per share?</text:p>
      <text:p text:style-name="P27">SQL:</text:p>
      <text:p text:style-name="P32"><text:a xlink:type="simple" xlink:href="http://54.88.34.236/phpmyadmin/url.php?url=http%3A%2F%2Fdev.mysql.com%2Fdoc%2Frefman%2F5.5%2Fen%2Fselect.html&amp;token=90795cd29c03d38914e0f25ea4ea1e4b"><text:span text:style-name="T11">SELECT</text:span></text:a><text:span text:style-name="T15"> </text:span><text:span text:style-name="T11">* </text:span></text:p>
      <text:p text:style-name="P33"><text:span text:style-name="T1">FROM</text:span><text:span text:style-name="T7"> </text:span><text:span text:style-name="T1">`SM_GullibleUsersView` </text:span></text:p>
      <text:p text:style-name="P33"><text:span text:style-name="T1">LIMIT</text:span><text:span text:style-name="T7"> </text:span><text:span text:style-name="T1">0 , 30 </text:span></text:p>
      <text:p text:style-name="Text_20_body"/>
      <text:p text:style-name="P47">Description: Returns all of the information about the users who tweet about stocks with the highest current estimated earnings per share as of the last refresh date of the security and sorts the users in descending order by the average estimated earnings per share of the securities that they have tweeted about. See the documentation and creation code for (SM_GullibleUsersView) in 'tables.sql'.</text:p>
      <text:p text:style-name="P5"/>
      <text:p text:style-name="P5"><text:span text:style-name="T45">Use Case 6:</text:span><text:bookmark text:name="docs-internal-guid-a3da03df-0d11-c693-25bb-424c4b4f09c1"/><text:span text:style-name="T45"> </text:span><text:span text:style-name="T10">What is the total market cap of a given sector?</text:span></text:p>
      <text:p text:style-name="P27">SQL:</text:p>
      <text:p text:style-name="P31">SELECT *</text:p>
      <text:p text:style-name="P31">FROM SM_MarketCapPerSectorView</text:p>
      <text:p text:style-name="P31">WHERE sector='<text:span text:style-name="T58">Sector_To_Query</text:span>' </text:p>
      <text:p text:style-name="Text_20_body"/>
      <text:p text:style-name="P6"><text:span text:style-name="T57">Description: Returns the total market capitalization as of the last refresh date of all the securities in our database that are in the sector 'Sector_To_Query'.</text:span><text:line-break/></text:p>
      <text:p text:style-name="P6"><text:soft-page-break/><text:span text:style-name="T46">Use Case 7:</text:span><text:span text:style-name="T37"> </text:span><text:span text:style-name="T10">How many times did each user mention a given stock?</text:span></text:p>
      <text:p text:style-name="P45">SQL:</text:p>
      <text:p text:style-name="P12"><text:a xlink:type="simple" xlink:href="http://54.88.34.236/phpmyadmin/url.php?url=http%3A%2F%2Fdev.mysql.com%2Fdoc%2Frefman%2F5.5%2Fen%2Fselect.html&amp;token=90d2fbde40258f6f7c85544b33a03378"><text:span text:style-name="T11">SELECT</text:span></text:a><text:span text:style-name="T15"> </text:span><text:span text:style-name="T11">screen_name, </text:span><text:span text:style-name="T12">COUNT</text:span><text:span text:style-name="T11">( * ) AS</text:span><text:span text:style-name="T15"> </text:span><text:span text:style-name="T11">"Times mentioned"</text:span></text:p>
      <text:p text:style-name="P13"><text:span text:style-name="T3">FROM</text:span><text:span text:style-name="T9"> </text:span><text:span text:style-name="T3">SM_tickertweetuser</text:span></text:p>
      <text:p text:style-name="P12"><text:span text:style-name="T11">WHERE</text:span><text:span text:style-name="T15"> </text:span><text:span text:style-name="T11">ticker </text:span><text:span text:style-name="T14">= </text:span><text:span text:style-name="T11">'</text:span><text:span text:style-name="T13">given_symbol</text:span><text:span text:style-name="T11">'</text:span></text:p>
      <text:p text:style-name="P13"><text:span text:style-name="T3">GROUP</text:span><text:span text:style-name="T9"> </text:span><text:span text:style-name="T3">BY</text:span><text:span text:style-name="T9"> </text:span><text:span text:style-name="T3">screen_name</text:span></text:p>
      <text:p text:style-name="P13"><text:span text:style-name="T3">ORDER</text:span><text:span text:style-name="T9"> </text:span><text:span text:style-name="T3">BY</text:span><text:span text:style-name="T9"> </text:span><text:span text:style-name="T3">`Times mentioned` DESC</text:span><text:span text:style-name="T9"> </text:span></text:p>
      <text:p text:style-name="Text_20_body"/>
      <text:p text:style-name="P7"><text:span text:style-name="T50">Description: </text:span><text:span text:style-name="T51">Returns the screen names of all of the Twitter users who have mentioned the security with symbol 'given_symbol' at least once, and displays the number of times each Twitter user mentioned the given security. The users' screen names are sorted in descending order by the number of times they mentioned the security 'given_symbol'.</text:span><text:line-break/></text:p>
      <text:p text:style-name="P7"><text:span text:style-name="T47">Use Case 8: </text:span><text:span text:style-name="T38">What is the minimum next year estimated earnings per share of a security in a given industry?</text:span></text:p>
      <text:p text:style-name="P48">SQL:</text:p>
      <text:p text:style-name="P48">SELECT *</text:p>
      <text:p text:style-name="P50">FROM SM_MinEpsEstimateNextYearPerIndustry</text:p>
      <text:p text:style-name="P50">WHERE industry='industry_to_querry'</text:p>
      <text:p text:style-name="P51">Description: returns the industry 'industry_to_querry' and the associated minimum next year estimated earnings per share of all securities of the given industry as of the most recent refresh date of the securities in the industry.</text:p>
      <text:p text:style-name="P8"><text:line-break/><text:span text:style-name="T48">Use Case 9: </text:span><text:span text:style-name="T39">What tweets are like mine?</text:span></text:p>
      <text:p text:style-name="P49">SQL:</text:p>
      <text:p text:style-name="P1">SELECT SM_Tweet.*, COUNT(ExampleTweetTags.tag)</text:p>
      <text:p text:style-name="P1">FROM SM_Tweet</text:p>
      <text:p text:style-name="P1">INNER JOIN SM_TweetTags_Mapping</text:p>
      <text:p text:style-name="P1">ON SM_Tweet.tweetid=SM_TweetTags_Mapping.tweetid</text:p>
      <text:p text:style-name="P1"/>
      <text:p text:style-name="P1">INNER JOIN</text:p>
      <text:p text:style-name="P1"/>
      <text:p text:style-name="P1"><text:soft-page-break/>(SELECT tag</text:p>
      <text:p text:style-name="P1">FROM SM_TweetTags_Mapping</text:p>
      <text:p text:style-name="P1"><text:s/>INNER JOIN SM_Tweet</text:p>
      <text:p text:style-name="P1"><text:s/>ON SM_Tweet.tweetid = SM_TweetTags_Mapping.tweetid</text:p>
      <text:p text:style-name="P1">WHERE userid=<text:span text:style-name="T59">'numeric_id'</text:span>) AS ExampleTweetTags</text:p>
      <text:p text:style-name="P1"/>
      <text:p text:style-name="P1">ON SM_TweetTags_Mapping.tag=ExampleTweetTags.tag</text:p>
      <text:p text:style-name="P1">GROUP BY SM_Tweet.tweetid</text:p>
      <text:p text:style-name="P1"/>
      <text:p text:style-name="P1">ORDER BY COUNT(ExampleTweetTags.tag) DESC</text:p>
      <text:p text:style-name="P28"/>
      <text:p text:style-name="P29">Description:</text:p>
      <text:p text:style-name="P30">Gets all of the tweets <text:span text:style-name="T60">(SM_Tweet)</text:span> that are most similar to the tweets tweeted by the user <text:span text:style-name="T61">(SM_User)</text:span> with the user id 'numeric_id' and sorts these tweets in descending order by the overlap count between the tags associated with the given user's tweets' tags and those of the current tweet.</text:p>
      <text:p text:style-name="P34"/>
      <text:p text:style-name="P35">Use Case 10:<text:span text:style-name="T36"> Which tags are most commonly associated with the stock market and trading?</text:span></text:p>
      <text:p text:style-name="P62">SQL:</text:p>
      <text:p text:style-name="P2">SELECT tag, COUNT(tag) <text:span text:style-name="T63">AS OccurenceCount</text:span></text:p>
      <text:p text:style-name="P2">FROM SM_TweetTags_Mapping</text:p>
      <text:p text:style-name="P4">GROUP BY tag</text:p>
      <text:p text:style-name="P3">ORDER BY COUNT(tag) <text:span text:style-name="T64">DESC</text:span></text:p>
      <text:p text:style-name="P36">Description: <text:span text:style-name="T62">Returns all of the tags that were ever associated with any of the tweets in our database and sorts them by the number of times that they occurred in descending order, displaying the occurrence count of each tag in addition to the text of the tag. </text:span></text:p>
      <text:p text:style-name="P36"/>
      <text:p text:style-name="P38"><text:soft-page-break/>Use Case 11:<text:span text:style-name="T36"> What are major investors, analysts, or companies saying?</text:span></text:p>
      <text:p text:style-name="P39"><text:span text:style-name="T36">SQL:</text:span></text:p>
      <text:p text:style-name="P39"><text:span text:style-name="T36">SELECT *</text:span></text:p>
      <text:p text:style-name="P39"><text:span text:style-name="T36">FROM SM_TagUserIDView</text:span></text:p>
      <text:p text:style-name="P39"><text:span text:style-name="T36">WHERE userid='numericinfluentialid'</text:span></text:p>
      <text:p text:style-name="P39"><text:span text:style-name="T36">Description:</text:span></text:p>
      <text:p text:style-name="P39"><text:span text:style-name="T36">Returns all of the tags associated with the tweets posted by the user with the user id 'numericinfluentialid', which should be replaced in actual querries to match the integer identifier of Twitter accounts tied to companies or analysts of interest.</text:span></text:p>
      <text:p text:style-name="P39"/>
      <text:p text:style-name="P40">Use Case 12:<text:span text:style-name="T36"> By whom was a stock mentioned?</text:span></text:p>
      <text:p text:style-name="P40"><text:span text:style-name="T36">SQL:</text:span></text:p>
      <text:p text:style-name="P41"><text:span text:style-name="T36">SELECT *</text:span></text:p>
      <text:p text:style-name="P41"><text:span text:style-name="T36">FROM SM_UserStockView </text:span></text:p>
      <text:p text:style-name="P41"><text:span text:style-name="T36">WHERE ticker='ticker_to_</text:span><text:span text:style-name="T40">query</text:span><text:span text:style-name="T36">'</text:span></text:p>
      <text:p text:style-name="P41"><text:span text:style-name="T36"/></text:p>
      <text:p text:style-name="P37">Description: returns all of the information about an (SM_User) <text:span text:style-name="T65">that mentioned the querried security indicated by 'ticker_to_query' at least once in an (SM_Tweet).</text:span></text:p>
      <text:p text:style-name="P9"/>
      <text:p text:style-name="P9"><text:span text:style-name="T49">Use Case 13: <text:s/></text:span><text:span text:style-name="T27">Which users that mention stocks are the most influential or cause the most buzz?</text:span></text:p>
      <text:p text:style-name="P53"><text:span text:style-name="T27">S</text:span><text:span text:style-name="T26">QL:</text:span></text:p>
      <text:p text:style-name="P53"><text:span text:style-name="T26">SELECT *</text:span></text:p>
      <text:p text:style-name="P53"><text:span text:style-name="T26">FROM SM_MostInfluentialUsers</text:span></text:p>
      <text:p text:style-name="P54"><text:soft-page-break/><text:span text:style-name="T26">Description: Gets all of the information about the (SM_User) entries who have the most followers, sorted in descending order by followers_count.</text:span></text:p>
      <text:p text:style-name="P54"/>
      <text:p text:style-name="P55"><text:span text:style-name="T34">Use Case 14:</text:span><text:span text:style-name="T26"> </text:span><text:span text:style-name="T27">What is the analyst estimated earnings per share of this </text:span><text:span text:style-name="T28">sector</text:span><text:span text:style-name="T27"> for the </text:span><text:span text:style-name="T29">current</text:span><text:span text:style-name="T27"> year?</text:span></text:p>
      <text:p text:style-name="P56"><text:span text:style-name="T27">S</text:span><text:span text:style-name="T26">QL:</text:span></text:p>
      <text:p text:style-name="P56"><text:span text:style-name="T26">SELECT *</text:span></text:p>
      <text:p text:style-name="P56"><text:span text:style-name="T26">FROM <text:s/>SM_</text:span><text:span text:style-name="T30">CurrentYearEstimatePerSector</text:span></text:p>
      <text:p text:style-name="P57"><text:span text:style-name="T30">W</text:span><text:span text:style-name="T26">HERE sector='sector_to_query'</text:span></text:p>
      <text:p text:style-name="P57"/>
      <text:p text:style-name="P57"><text:span text:style-name="T26">Description: </text:span><text:span text:style-name="T31">Gets the average analyst estimated earnings per share </text:span><text:span text:style-name="T32">for the current year</text:span><text:span text:style-name="T31"> of all of the securities in sector 'sector_to_query' as of the most recent refresh date of all relevant securities. </text:span></text:p>
      <text:p text:style-name="P57"/>
      <text:p text:style-name="P59"><text:span text:style-name="T35">U</text:span><text:span text:style-name="T34">se Case 15: </text:span><text:span text:style-name="T26">Which security has the highest market capitalization as of the most recent refresh date?</text:span></text:p>
      <text:p text:style-name="P59"><text:span text:style-name="T26">SQL:</text:span></text:p>
      <text:p text:style-name="P59"><text:span text:style-name="T26">SELECT *</text:span></text:p>
      <text:p text:style-name="P59"><text:span text:style-name="T26">FROM SM_Stock_Data</text:span></text:p>
      <text:p text:style-name="P59"><text:span text:style-name="T26">WHERE refreshDate=(SELECT MAX(refreshDate)</text:span></text:p>
      <text:p text:style-name="P59"><text:span text:style-name="T26"><text:tab/><text:tab/><text:tab/> <text:s/>FROM SM_Stock_Data</text:span></text:p>
      <text:p text:style-name="P59"><text:span text:style-name="T26"><text:tab/><text:tab/><text:tab/>WHERE ticker=SM_Stock_Data.ticker)</text:span></text:p>
      <text:p text:style-name="P59"><text:span text:style-name="T26">ORDER BY mktCap DESC</text:span></text:p>
      <text:p text:style-name="P60">Description: <text:span text:style-name="T66">Returns all of the most recent data about all securities in our database sorted by their market capitalization in descending order.</text:span></text:p>
      <text:p text:style-name="P58"><text:span text:style-name="T3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30T18:54:47.140197997</meta:creation-date>
    <meta:generator>LibreOffice/4.2.8.2$Linux_X86_64 LibreOffice_project/420m0$Build-2</meta:generator>
    <dc:date>2015-04-30T23:43:41.685546263</dc:date>
    <meta:editing-duration>PT4H3M5S</meta:editing-duration>
    <meta:editing-cycles>64</meta:editing-cycles>
    <meta:document-statistic meta:table-count="0" meta:image-count="0" meta:object-count="0" meta:page-count="6" meta:paragraph-count="122" meta:word-count="986" meta:character-count="6510" meta:non-whitespace-character-count="5618"/>
  </office:meta>
</office:document-meta>
</file>